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6.02cm"/>
    </style:style>
    <style:style style:name="co3" style:family="table-column">
      <style:table-column-properties fo:break-before="auto" style:column-width="3.119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953cm" fo:break-before="auto" style:use-optimal-row-height="true"/>
    </style:style>
    <style:style style:name="ro4" style:family="table-row">
      <style:table-row-properties style:row-height="1.39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fo:font-size="10pt" style:font-size-asian="10pt" style:font-size-complex="10pt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Test-case name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Status code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reate User</text:p>
          </table:table-cell>
          <table:table-cell table:style-name="ce1" office:value-type="string" calcext:value-type="string">
            <text:p>Name: <text:s/>job: </text:p>
          </table:table-cell>
          <table:table-cell table:style-name="ce1" office:value-type="string" calcext:value-type="string">
            <text:p>201 Created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rohith job : leader</text:p>
          </table:table-cell>
          <table:table-cell table:style-name="ce1" office:value-type="string" calcext:value-type="string">
            <text:p>201 Create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:^%$%# job:^#^#</text:p>
          </table:table-cell>
          <table:table-cell table:style-name="ce3" office:value-type="string" calcext:value-type="string">
            <text:p>201 Created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ame: 1234 job: 201</text:p>
          </table:table-cell>
          <table:table-cell office:value-type="string" calcext:value-type="string">
            <text:p>201 <text:span text:style-name="T2">Created</text:span>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/>
            <text:p/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gister</text:p>
            <text:p> User</text:p>
          </table:table-cell>
          <table:table-cell office:value-type="string" calcext:value-type="string">
            <text:p>Email: <text:a xlink:href="mailto:eve.holt@reqres.in" xlink:type="simple">eve.holt@reqres.in</text:a></text:p>
            <text:p>Password: pistol</text:p>
          </table:table-cell>
          <table:table-cell office:value-type="string" calcext:value-type="string">
            <text:p>200 OK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mail: eve.holt@reqres.in </text:p>
            <text:p>Password: ab$cd</text:p>
          </table:table-cell>
          <table:table-cell office:value-type="string" calcext:value-type="string">
            <text:p>200 O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ail: eve.holt@gmail.com </text:p>
          </table:table-cell>
          <table:table-cell office:value-type="string" calcext:value-type="string">
            <text:p>400 Bad Reques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/>
            <text:p/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ogin User</text:p>
          </table:table-cell>
          <table:table-cell office:value-type="string" calcext:value-type="string">
            <text:p>Email: <text:a xlink:href="mailto:eve.holt@reqres.in" xlink:type="simple">eve.holt@reqres.in</text:a></text:p>
            <text:p>Password: cityslicka</text:p>
            <text:p/>
          </table:table-cell>
          <table:table-cell office:value-type="string" calcext:value-type="string">
            <text:p>200 OK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span text:style-name="T1">Email: </text:span><text:span text:style-name="T1"><text:a xlink:href="mailto:eve.holt@reqres.in" xlink:type="simple">eve.holt@reqres.in</text:a></text:span></text:p>
            <text:p><text:span text:style-name="T1"/></text:p>
            <text:p><text:span text:style-name="T1"/></text:p>
          </table:table-cell>
          <table:table-cell office:value-type="string" calcext:value-type="string">
            <text:p>400 Bad Reques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pan text:style-name="T1">Email: </text:span><text:span text:style-name="T1"><text:a xlink:href="mailto:eve.holt@reqres.in" xlink:type="simple">eve.holt@reqres.in</text:a></text:span></text:p>
            <text:p><text:span text:style-name="T1">Password: pass$word</text:span></text:p>
          </table:table-cell>
          <table:table-cell office:value-type="string" calcext:value-type="string">
            <text:p>200 OK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<text:span text:style-name="T1"/></text:p>
            <text:p><text:span text:style-name="T1">Password: pass$word</text:span></text:p>
          </table:table-cell>
          <table:table-cell office:value-type="string" calcext:value-type="string">
            <text:p>400 Bad Request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/>
            <text:p/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2:22:47.8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4T17:30:20</meta:creation-date>
    <meta:initial-creator>HP</meta:initial-creator>
    <meta:generator>LibreOffice/7.0.4.2$Windows_X86_64 LibreOffice_project/dcf040e67528d9187c66b2379df5ea4407429775</meta:generator>
    <dc:date>2021-10-25T17:01:36.815000000</dc:date>
    <meta:editing-duration>PT1H20M23S</meta:editing-duration>
    <meta:editing-cycles>2</meta:editing-cycles>
    <meta:document-statistic meta:table-count="1" meta:cell-count="31" meta:object-count="0"/>
  </office:meta>
</office:document-meta>
</file>